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82cm" fo:min-width="0.148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72cm" fo:min-width="0.523cm"/>
      <style:paragraph-properties style:writing-mode="lr-tb"/>
    </style:style>
    <style:style style:name="gr5" style:family="graphic" style:parent-style-name="standard">
      <style:graphic-properties draw:fill-color="#b4c7dc" draw:textarea-vertical-align="middle"/>
    </style:style>
    <style:style style:name="gr6" style:family="graphic" style:parent-style-name="objectwithoutfill">
      <style:graphic-properties draw:fill="solid" draw:fill-color="#b4c7dc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none" draw:fill-color="#b4c7dc" draw:textarea-vertical-align="middle" draw:auto-grow-height="false" fo:min-height="12.494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183cm" fo:min-width="1.838cm"/>
      <style:paragraph-properties style:writing-mode="lr-tb"/>
    </style:style>
    <style:style style:name="gr10" style:family="graphic" style:parent-style-name="standard">
      <style:graphic-properties svg:stroke-color="#b85c00" draw:fill-color="#e8a202" draw:textarea-horizontal-align="justify" draw:textarea-vertical-align="middle" draw:auto-grow-height="false" fo:min-height="0.553cm" fo:min-width="0.811cm"/>
      <style:paragraph-properties style:writing-mode="lr-tb"/>
    </style:style>
    <style:style style:name="gr11" style:family="graphic" style:parent-style-name="standard">
      <style:graphic-properties svg:stroke-color="#b85c00" draw:fill-color="#e8a202" draw:textarea-horizontal-align="justify" draw:textarea-vertical-align="middle" draw:auto-grow-height="false" fo:min-height="0.553cm" fo:min-width="1.0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solid" draw:fill-color="#b4c7dc"/>
      <style:paragraph-properties fo:text-align="center"/>
    </style:style>
    <style:style style:name="P7" style:family="paragraph">
      <style:paragraph-properties fo:text-align="center"/>
      <style:text-properties fo:language="en" fo:country="GB"/>
    </style:style>
    <style:style style:name="P8" style:family="paragraph">
      <loext:graphic-properties draw:fill="none" draw:fill-color="#b4c7dc"/>
      <style:paragraph-properties fo:text-align="center"/>
    </style:style>
    <style:style style:name="P9" style:family="paragraph">
      <loext:graphic-properties draw:fill-color="#e8a202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1.296cm" svg:height="1.295cm" draw:transform="rotate (3.14141812066459) translate (15.611cm 5.56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636cm" svg:y1="5.586cm" svg:x2="14.226cm" svg:y2="5.586cm">
            <text:p/>
          </draw:line>
        </draw:g>
        <draw:g xml:id="id4" draw:id="id4">
          <draw:custom-shape draw:style-name="gr1" draw:text-style-name="P1" draw:layer="layout" svg:width="1.295cm" svg:height="1.295cm" draw:transform="rotate (3.14141812066459) translate (15.612cm 7.74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638cm" svg:y1="7.77cm" svg:x2="14.228cm" svg:y2="7.77cm">
            <text:p/>
          </draw:line>
        </draw:g>
        <draw:g xml:id="id5" draw:id="id5">
          <draw:custom-shape draw:style-name="gr1" draw:text-style-name="P1" draw:layer="layout" svg:width="1.295cm" svg:height="1.295cm" draw:transform="rotate (3.14141812066459) translate (15.613cm 14.56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64cm" svg:y1="14.593cm" svg:x2="14.23cm" svg:y2="14.593cm">
            <text:p/>
          </draw:line>
        </draw:g>
        <draw:g xml:id="id6" draw:id="id6">
          <draw:custom-shape draw:style-name="gr1" draw:text-style-name="P1" draw:layer="layout" svg:width="1.296cm" svg:height="1.295cm" draw:transform="rotate (3.14141812066459) translate (15.617cm 16.75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5.642cm" svg:y1="16.777cm" svg:x2="14.232cm" svg:y2="16.777cm">
            <text:p/>
          </draw:line>
        </draw:g>
        <draw:g xml:id="id1" draw:id="id1">
          <draw:line draw:style-name="gr2" draw:text-style-name="P2" draw:layer="layout" svg:x1="13.519cm" svg:y1="1.567cm" svg:x2="13.289cm" svg:y2="2.117cm">
            <text:p/>
          </draw:line>
          <draw:line draw:style-name="gr2" draw:text-style-name="P2" draw:layer="layout" svg:x1="12.813cm" svg:y1="1.03cm" svg:x2="13.293cm" svg:y2="2.117cm">
            <text:p/>
          </draw:line>
          <draw:line draw:style-name="gr2" draw:text-style-name="P2" draw:layer="layout" svg:x1="11.868cm" svg:y1="1cm" svg:x2="11.386cm" svg:y2="2.119cm">
            <text:p/>
          </draw:line>
          <draw:line draw:style-name="gr2" draw:text-style-name="P2" draw:layer="layout" svg:x1="12.836cm" svg:y1="1.004cm" svg:x2="12.354cm" svg:y2="2.123cm">
            <text:p/>
          </draw:line>
          <draw:line draw:style-name="gr2" draw:text-style-name="P2" draw:layer="layout" svg:x1="11.849cm" svg:y1="1.007cm" svg:x2="12.329cm" svg:y2="2.094cm">
            <text:p/>
          </draw:line>
          <draw:line draw:style-name="gr2" draw:text-style-name="P2" draw:layer="layout" svg:x1="10.893cm" svg:y1="1.037cm" svg:x2="11.373cm" svg:y2="2.124cm">
            <text:p/>
          </draw:line>
          <draw:line draw:style-name="gr2" draw:text-style-name="P2" draw:layer="layout" svg:x1="10.902cm" svg:y1="1.093cm" svg:x2="10.672cm" svg:y2="1.643cm">
            <text:p/>
          </draw:line>
        </draw:g>
        <draw:connector draw:style-name="gr3" draw:text-style-name="P1" draw:layer="layout" svg:x1="10.672cm" svg:y1="1.562cm" svg:x2="8.718cm" svg:y2="1.577cm" draw:start-shape="id1" draw:start-glue-point="3" svg:d="M10672 1562h-1252v15h-702" svg:viewBox="0 0 1955 16">
          <text:p/>
        </draw:connector>
        <draw:connector draw:style-name="gr3" draw:text-style-name="P1" xml:id="id3" draw:id="id3" draw:layer="layout" svg:x1="13.52cm" svg:y1="1.562cm" svg:x2="14.931cm" svg:y2="4.266cm" draw:start-shape="id1" draw:start-glue-point="1" draw:end-shape="id2" draw:end-glue-point="0" svg:d="M13520 1562h1411v2704" svg:viewBox="0 0 1412 2705">
          <text:p/>
        </draw:connector>
        <draw:connector draw:style-name="gr3" draw:text-style-name="P1" draw:layer="layout" svg:x1="18.793cm" svg:y1="1.556cm" svg:x2="14.931cm" svg:y2="1.562cm" draw:end-shape="id3" draw:end-glue-point="0" svg:d="M18793 1556h-1680v6h-2182" svg:viewBox="0 0 3863 7">
          <text:p/>
        </draw:connector>
        <draw:connector draw:style-name="gr3" draw:text-style-name="P1" draw:layer="layout" svg:x1="14.931cm" svg:y1="5.586cm" svg:x2="14.933cm" svg:y2="6.45cm" draw:start-shape="id2" draw:start-glue-point="2" draw:end-shape="id4" draw:end-glue-point="0" svg:d="M14931 5586v456h2v408" svg:viewBox="0 0 3 865">
          <text:p/>
        </draw:connector>
        <draw:connector draw:style-name="gr3" draw:text-style-name="P1" draw:layer="layout" svg:x1="14.933cm" svg:y1="7.77cm" svg:x2="14.934cm" svg:y2="13.273cm" draw:start-shape="id4" draw:start-glue-point="2" draw:end-shape="id5" draw:end-glue-point="0" svg:d="M14933 7770v2776h1v2727" svg:viewBox="0 0 2 5504">
          <text:p/>
        </draw:connector>
        <draw:custom-shape draw:style-name="gr4" draw:text-style-name="P4" draw:layer="layout" svg:width="1.133cm" svg:height="1.132cm" draw:transform="rotate (1.57306525482249) translate (14.239cm 11.396cm)">
          <text:p text:style-name="P3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4.934cm" svg:y1="14.593cm" svg:x2="14.936cm" svg:y2="15.457cm" draw:start-shape="id5" draw:start-glue-point="2" draw:end-shape="id6" draw:end-glue-point="0" svg:d="M14934 14593v456h2v408" svg:viewBox="0 0 3 865">
          <text:p/>
        </draw:connector>
        <draw:line draw:style-name="gr6" draw:text-style-name="P6" draw:layer="layout" svg:x1="9.055cm" svg:y1="19.78cm" svg:x2="18.78cm" svg:y2="19.796cm">
          <text:p/>
        </draw:line>
        <draw:line draw:style-name="gr6" draw:text-style-name="P6" draw:layer="layout" svg:x1="14.947cm" svg:y1="16.834cm" svg:x2="14.947cm" svg:y2="19.78cm">
          <text:p/>
        </draw:line>
        <draw:custom-shape draw:style-name="gr7" draw:text-style-name="P7" draw:layer="layout" svg:width="0.315cm" svg:height="0.33cm" svg:x="14.82cm" svg:y="19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3cm" svg:height="0.33cm" svg:x="14.823cm" svg:y="1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27cm" svg:height="13.142cm" svg:x="16.341cm" svg:y="3.875cm">
          <text:p/>
          <draw:enhanced-geometry svg:viewBox="0 0 21600 21600" draw:glue-points="0 0 0 21600 21600 10800" draw:text-areas="0 ?f3 15150 ?f4" draw:type="right-bracket" draw:modifiers="656.766662141985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3" draw:layer="layout" svg:width="2.492cm" svg:height="1.587cm" svg:x="16.923cm" svg:y="9.67cm">
          <text:p text:style-name="P3">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492cm" svg:height="1.587cm" svg:x="9.607cm" svg:y="2.354cm">
          <text:p text:style-name="P3">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313cm" svg:height="0.33cm" svg:x="18.623cm" svg:y="1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3cm" svg:height="0.33cm" svg:x="18.623cm" svg:y="19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.397cm" svg:height="0.889cm" svg:x="16.837cm" svg:y="1.931cm">
          <text:p text:style-name="P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679cm" svg:height="0.889cm" svg:x="13.037cm" svg:y="18.531cm">
          <text:p text:style-name="P3">G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397cm" svg:height="0.889cm" svg:x="7.637cm" svg:y="1.931cm">
          <text:p text:style-name="P3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313cm" svg:height="0.33cm" svg:x="8.423cm" svg:y="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13cm" svg:height="0.33cm" svg:x="8.923cm" svg:y="19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24:08.706243974</meta:creation-date>
    <dc:date>2021-05-03T12:15:12.900357734</dc:date>
    <meta:editing-duration>PT23M36S</meta:editing-duration>
    <meta:editing-cycles>5</meta:editing-cycles>
    <meta:generator>LibreOffice/6.4.6.2$Linux_X86_64 LibreOffice_project/40$Build-2</meta:generator>
    <meta:document-statistic meta:object-count="41"/>
  </office:meta>
</office:document-meta>
</file>